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style:font-size-asian="14pt" style:font-style-asian="normal" style:font-size-complex="14pt" style:font-style-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68b71" style:font-size-asian="14pt" style:font-style-asian="normal" style:font-size-complex="14pt" style:font-style-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68b71" officeooo:paragraph-rsid="00168b71" style:font-size-asian="14pt" style:font-style-asian="normal" style:font-size-complex="14pt" style:font-style-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7113" officeooo:paragraph-rsid="001a7113" style:font-size-asian="14pt" style:font-style-asian="normal" style:font-size-complex="14pt" style:font-style-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f4991" officeooo:paragraph-rsid="002325e6"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style:text-properties fo:color="#000000" loext:opacity="100%" style:font-name="Ubuntu" fo:font-size="14pt" fo:font-style="normal" style:font-size-asian="14pt" style:font-style-asian="normal" style:font-size-complex="14pt" style:font-style-complex="normal"/>
    </style:style>
    <style:style style:name="P8" style:family="paragraph" style:parent-style-name="Standard">
      <style:paragraph-properties fo:line-height="150%"/>
      <style:text-properties fo:color="#000000" loext:opacity="100%" style:font-name="Ubuntu" fo:font-size="14pt" fo:font-style="normal" officeooo:rsid="00168b71" officeooo:paragraph-rsid="00168b71" style:font-size-asian="14pt" style:font-style-asian="normal" style:font-size-complex="14pt" style:font-style-complex="normal"/>
    </style:style>
    <style:style style:name="P9" style:family="paragraph" style:parent-style-name="Standard">
      <style:paragraph-properties fo:line-height="150%"/>
      <style:text-properties fo:color="#000000" loext:opacity="100%" style:font-name="Ubuntu" fo:font-size="14pt" fo:font-style="normal" officeooo:rsid="000f4991" officeooo:paragraph-rsid="001a7113" style:font-size-asian="14pt" style:font-style-asian="normal" style:font-size-complex="14pt" style:font-style-complex="normal"/>
    </style:style>
    <style:style style:name="P10" style:family="paragraph" style:parent-style-name="Heading_20_2">
      <style:paragraph-properties fo:line-height="150%" fo:text-align="center" style:justify-single-word="false"/>
      <style:text-properties fo:color="#000000" loext:opacity="100%" style:font-name="Ubuntu" fo:font-style="normal" style:font-style-asian="normal" style:font-style-complex="normal"/>
    </style:style>
    <style:style style:name="P11" style:family="paragraph" style:parent-style-name="Heading_20_2">
      <style:paragraph-properties fo:line-height="150%" fo:text-align="center" style:justify-single-word="false"/>
      <style:text-properties style:font-name="Ubuntu" officeooo:paragraph-rsid="004aa848"/>
    </style:style>
    <style:style style:name="P12" style:family="paragraph" style:parent-style-name="Text_20_body">
      <style:paragraph-properties fo:line-height="150%"/>
      <style:text-properties fo:font-variant="normal" fo:text-transform="none" fo:color="#000000" loext:opacity="100%" style:font-name="Ubuntu" fo:font-size="12.3500003814697pt" fo:letter-spacing="normal" fo:font-style="normal" fo:font-weight="normal" officeooo:rsid="000f4991" officeooo:paragraph-rsid="001344a1" style:font-size-asian="14pt" style:font-style-asian="normal" style:font-size-complex="14pt" style:font-style-complex="normal"/>
    </style:style>
    <style:style style:name="P13"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14"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1242" style:font-size-asian="14pt" style:font-style-asian="normal" style:font-size-complex="14pt" style:font-style-complex="normal"/>
    </style:style>
    <style:style style:name="P15"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7e22" style:font-size-asian="14pt" style:font-style-asian="normal" style:font-size-complex="14pt" style:font-style-complex="normal"/>
    </style:style>
    <style:style style:name="P16"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d8a8" style:font-size-asian="14pt" style:font-style-asian="normal" style:font-size-complex="14pt" style:font-style-complex="normal"/>
    </style:style>
    <style:style style:name="P17"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338e3f" style:font-size-asian="14pt" style:font-style-asian="normal" style:font-size-complex="14pt" style:font-style-complex="normal"/>
    </style:style>
    <style:style style:name="P18"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1344a1" style:font-size-asian="14pt" style:font-style-asian="normal" style:font-size-complex="14pt" style:font-style-complex="normal"/>
    </style:style>
    <style:style style:name="P19"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352ff5" officeooo:paragraph-rsid="00352ff5" style:font-size-asian="14pt" style:font-style-asian="normal" style:font-size-complex="14pt" style:font-style-complex="normal"/>
    </style:style>
    <style:style style:name="P20"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22d8a8" officeooo:paragraph-rsid="0022d8a8" style:font-size-asian="14pt" style:font-style-asian="normal" style:font-weight-asian="normal" style:font-size-complex="14pt" style:font-style-complex="normal" style:font-weight-complex="normal"/>
    </style:style>
    <style:style style:name="P21"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221242" officeooo:paragraph-rsid="00221242" fo:background-color="#dddddd" style:font-size-asian="14pt" style:font-style-asian="normal" style:font-size-complex="14pt" style:font-style-complex="normal"/>
    </style:style>
    <style:style style:name="P22" style:family="paragraph" style:parent-style-name="Text_20_body">
      <style:paragraph-properties fo:line-height="150%"/>
      <style:text-properties fo:color="#000000" loext:opacity="100%" style:font-name="Ubuntu" fo:font-size="14pt" fo:font-style="normal" fo:font-weight="normal" officeooo:paragraph-rsid="002325e6" style:font-size-asian="14pt" style:font-style-asian="normal" style:font-weight-asian="normal" style:font-size-complex="14pt" style:font-style-complex="normal" style:font-weight-complex="normal"/>
    </style:style>
    <style:style style:name="P23" style:family="paragraph" style:parent-style-name="Text_20_body">
      <style:paragraph-properties fo:line-height="150%"/>
      <style:text-properties fo:color="#000000" loext:opacity="100%" style:font-name="Ubuntu" fo:font-size="14pt" fo:font-style="normal" fo:font-weight="normal" officeooo:paragraph-rsid="0023a08e" style:font-size-asian="14pt" style:font-style-asian="normal" style:font-weight-asian="normal" style:font-size-complex="14pt" style:font-style-complex="normal" style:font-weight-complex="normal"/>
    </style:style>
    <style:style style:name="P24" style:family="paragraph" style:parent-style-name="Text_20_body">
      <style:paragraph-properties fo:line-height="150%"/>
      <style:text-properties fo:color="#000000" loext:opacity="100%" style:font-name="Ubuntu" fo:font-size="14pt" fo:font-style="normal" fo:font-weight="normal" officeooo:rsid="0023a08e" officeooo:paragraph-rsid="0023a08e" style:font-size-asian="14pt" style:font-style-asian="normal" style:font-weight-asian="normal" style:font-size-complex="14pt" style:font-style-complex="normal" style:font-weight-complex="normal"/>
    </style:style>
    <style:style style:name="P25" style:family="paragraph" style:parent-style-name="Text_20_body">
      <style:paragraph-properties fo:line-height="150%"/>
      <style:text-properties fo:color="#000000" loext:opacity="100%" style:font-name="Ubuntu" fo:font-size="14pt" fo:font-style="normal" officeooo:rsid="000f4991" officeooo:paragraph-rsid="001344a1" style:font-size-asian="14pt" style:font-style-asian="normal" style:font-size-complex="14pt" style:font-style-complex="normal"/>
    </style:style>
    <style:style style:name="P26" style:family="paragraph" style:parent-style-name="Text_20_body">
      <style:paragraph-properties fo:line-height="150%"/>
      <style:text-properties fo:color="#000000" loext:opacity="100%" style:font-name="Ubuntu" fo:font-size="14pt" fo:font-style="normal" officeooo:rsid="000f4991" officeooo:paragraph-rsid="00221242" style:font-size-asian="14pt" style:font-style-asian="normal" style:font-size-complex="14pt" style:font-style-complex="normal"/>
    </style:style>
    <style:style style:name="P27" style:family="paragraph" style:parent-style-name="Text_20_body">
      <style:paragraph-properties fo:line-height="150%"/>
      <style:text-properties fo:color="#000000" loext:opacity="100%" style:font-name="Ubuntu" fo:font-size="14pt" fo:font-style="normal" officeooo:paragraph-rsid="001344a1" style:font-size-asian="14pt" style:font-style-asian="normal" style:font-size-complex="14pt" style:font-style-complex="normal"/>
    </style:style>
    <style:style style:name="P28" style:family="paragraph" style:parent-style-name="Text_20_body">
      <style:paragraph-properties fo:line-height="150%"/>
      <style:text-properties fo:color="#000000" loext:opacity="100%" style:font-name="Ubuntu" fo:font-size="14pt" fo:font-style="normal" officeooo:paragraph-rsid="0023a08e" style:font-size-asian="14pt" style:font-style-asian="normal" style:font-size-complex="14pt" style:font-style-complex="normal"/>
    </style:style>
    <style:style style:name="P29" style:family="paragraph" style:parent-style-name="Text_20_body">
      <style:paragraph-properties fo:line-height="150%"/>
      <style:text-properties fo:color="#000000" loext:opacity="100%" style:font-name="Ubuntu" fo:font-size="14pt" fo:font-style="normal" officeooo:rsid="00221242" officeooo:paragraph-rsid="00221242" fo:background-color="#dddddd" style:font-size-asian="14pt" style:font-style-asian="normal" style:font-size-complex="14pt" style:font-style-complex="normal"/>
    </style:style>
    <style:style style:name="P30" style:family="paragraph" style:parent-style-name="Text_20_body">
      <style:paragraph-properties fo:line-height="150%"/>
      <style:text-properties fo:color="#000000" loext:opacity="100%" style:font-name="Ubuntu" fo:font-size="14pt" fo:font-style="normal" officeooo:rsid="00227e22" officeooo:paragraph-rsid="00227e22" fo:background-color="#dddddd" style:font-size-asian="14pt" style:font-style-asian="normal" style:font-size-complex="14pt" style:font-style-complex="normal"/>
    </style:style>
    <style:style style:name="P31" style:family="paragraph" style:parent-style-name="Text_20_body">
      <style:paragraph-properties fo:line-height="150%"/>
      <style:text-properties officeooo:paragraph-rsid="004aa848"/>
    </style:style>
    <style:style style:name="P3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style:font-size-asian="14pt" style:font-style-asian="normal" style:font-size-complex="14pt" style:font-style-complex="normal"/>
    </style:style>
    <style:style style:name="P3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3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188e61" style:font-size-asian="14pt" style:font-style-asian="normal" style:font-size-complex="14pt" style:font-style-complex="normal"/>
    </style:style>
    <style:style style:name="P3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74e3f" style:font-size-asian="14pt" style:font-style-asian="normal" style:font-size-complex="14pt" style:font-style-complex="normal"/>
    </style:style>
    <style:style style:name="P3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2c71" style:font-size-asian="14pt" style:font-style-asian="normal" style:font-size-complex="14pt" style:font-style-complex="normal"/>
    </style:style>
    <style:style style:name="P3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8f7a" style:font-size-asian="14pt" style:font-style-asian="normal" style:font-size-complex="14pt" style:font-style-complex="normal"/>
    </style:style>
    <style:style style:name="P3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5dee0" style:font-size-asian="14pt" style:font-style-asian="normal" style:font-size-complex="14pt" style:font-style-complex="normal"/>
    </style:style>
    <style:style style:name="P3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0f4991" officeooo:paragraph-rsid="00188e61" style:font-size-asian="14pt" style:font-style-asian="normal" style:font-size-complex="14pt" style:font-style-complex="normal"/>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188e61" officeooo:paragraph-rsid="00188e61" style:font-size-asian="14pt" style:font-style-asian="normal" style:font-size-complex="14pt" style:font-style-complex="normal"/>
    </style:style>
    <style:style style:name="P4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2ff5" officeooo:paragraph-rsid="0035dee0" style:font-size-asian="14pt" style:font-style-asian="normal" style:font-size-complex="14pt" style:font-style-complex="normal"/>
    </style:style>
    <style:style style:name="P4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dee0" officeooo:paragraph-rsid="0035dee0" style:font-size-asian="14pt" style:font-style-asian="normal" style:font-size-complex="14pt" style:font-style-complex="normal"/>
    </style:style>
    <style:style style:name="P4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dee0" officeooo:paragraph-rsid="00374e3f" style:font-size-asian="14pt" style:font-style-asian="normal" style:font-size-complex="14pt" style:font-style-complex="normal"/>
    </style:style>
    <style:style style:name="P4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74e3f" officeooo:paragraph-rsid="00392c71" style:font-size-asian="14pt" style:font-style-asian="normal" style:font-size-complex="14pt" style:font-style-complex="normal"/>
    </style:style>
    <style:style style:name="P4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2c71" officeooo:paragraph-rsid="00398f7a" style:font-size-asian="14pt" style:font-style-asian="normal" style:font-size-complex="14pt" style:font-style-complex="normal"/>
    </style:style>
    <style:style style:name="P4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8f7a" officeooo:paragraph-rsid="00398f7a" style:font-size-asian="14pt" style:font-style-asian="normal" style:font-size-complex="14pt" style:font-style-complex="normal"/>
    </style:style>
    <style:style style:name="P4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4402e9" officeooo:paragraph-rsid="004aa848" style:font-size-asian="14pt" style:font-style-asian="normal" style:font-size-complex="14pt" style:font-style-complex="normal"/>
    </style:style>
    <style:style style:name="P4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22d8a8" officeooo:paragraph-rsid="002325e6" style:font-size-asian="14pt" style:font-style-asian="normal" style:font-weight-asian="normal" style:font-size-complex="14pt" style:font-style-complex="normal" style:font-weight-complex="normal"/>
    </style:style>
    <style:style style:name="P4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bold" officeooo:rsid="00188e61" officeooo:paragraph-rsid="00188e61" style:font-size-asian="14pt" style:font-style-asian="normal" style:font-size-complex="14pt" style:font-style-complex="normal"/>
    </style:style>
    <style:style style:name="P5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2.3500003814697pt" fo:letter-spacing="normal" fo:font-style="normal" fo:font-weight="normal" officeooo:paragraph-rsid="0035dee0" style:font-style-asian="normal" style:font-style-complex="normal"/>
    </style:style>
    <style:style style:name="P5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0f4991" officeooo:paragraph-rsid="00221242" style:font-size-asian="14pt" style:font-style-asian="normal" style:font-size-complex="14pt" style:font-style-complex="normal"/>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0f4991" officeooo:paragraph-rsid="00227e22" style:font-size-asian="14pt" style:font-style-asian="normal" style:font-size-complex="14pt" style:font-style-complex="normal"/>
    </style:style>
    <style:style style:name="P5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paragraph-rsid="002d0ec7" style:font-size-asian="14pt" style:font-style-asian="normal" style:font-size-complex="14pt" style:font-style-complex="normal"/>
    </style:style>
    <style:style style:name="P5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5dee0" officeooo:paragraph-rsid="00374e3f" style:font-size-asian="14pt" style:font-style-asian="normal" style:font-size-complex="14pt" style:font-style-complex="normal"/>
    </style:style>
    <style:style style:name="P5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74e3f" officeooo:paragraph-rsid="00392c71" style:font-size-asian="14pt" style:font-style-asian="normal" style:font-size-complex="14pt" style:font-style-complex="normal"/>
    </style:style>
    <style:style style:name="P5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92c71" officeooo:paragraph-rsid="00398f7a" style:font-size-asian="14pt" style:font-style-asian="normal" style:font-size-complex="14pt" style:font-style-complex="normal"/>
    </style:style>
    <style:style style:name="P5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98f7a" officeooo:paragraph-rsid="00398f7a" style:font-size-asian="14pt" style:font-style-asian="normal" style:font-size-complex="14pt" style:font-style-complex="normal"/>
    </style:style>
    <style:style style:name="P5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f9ee2" officeooo:paragraph-rsid="00398f7a" style:font-size-asian="14pt" style:font-style-asian="normal" style:font-size-complex="14pt" style:font-style-complex="normal"/>
    </style:style>
    <style:style style:name="P5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227e22" officeooo:paragraph-rsid="00227e22" fo:background-color="#dddddd" style:font-size-asian="14pt" style:font-style-asian="normal" style:font-size-complex="14pt" style:font-style-complex="normal"/>
    </style:style>
    <style:style style:name="P60"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88e61" style:font-size-asian="14pt" style:font-style-asian="normal" style:font-size-complex="14pt" style:font-style-complex="normal"/>
    </style:style>
    <style:style style:name="P6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8f7a" style:font-size-asian="14pt" style:font-style-asian="normal" style:font-size-complex="14pt" style:font-style-complex="normal"/>
    </style:style>
    <style:style style:name="P62" style:family="paragraph" style:parent-style-name="Heading_20_1">
      <style:paragraph-properties fo:line-height="150%" fo:text-align="center" style:justify-single-word="false"/>
      <style:text-properties fo:color="#000000" loext:opacity="100%" style:font-name="Ubuntu" fo:font-style="normal" style:font-style-asian="normal" style:font-style-complex="normal"/>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2325e6"/>
    </style:style>
    <style:style style:name="T3" style:family="text">
      <style:text-properties fo:font-variant="normal" fo:text-transform="none" fo:letter-spacing="normal" officeooo:rsid="0022d8a8"/>
    </style:style>
    <style:style style:name="T4" style:family="text">
      <style:text-properties fo:font-variant="normal" fo:text-transform="none" fo:letter-spacing="normal" fo:font-weight="bold" style:font-weight-asian="bold" style:font-weight-complex="bold"/>
    </style:style>
    <style:style style:name="T5" style:family="text">
      <style:text-properties fo:font-variant="normal" fo:text-transform="none" fo:letter-spacing="normal" fo:font-weight="bold" officeooo:rsid="002325e6" style:font-weight-asian="bold" style:font-weight-complex="bold"/>
    </style:style>
    <style:style style:name="T6" style:family="text">
      <style:text-properties fo:font-variant="normal" fo:text-transform="none" fo:letter-spacing="normal" fo:font-weight="normal"/>
    </style:style>
    <style:style style:name="T7" style:family="text">
      <style:text-properties fo:font-variant="normal" fo:text-transform="none" fo:letter-spacing="normal" fo:font-weight="normal" officeooo:rsid="00221242"/>
    </style:style>
    <style:style style:name="T8" style:family="text">
      <style:text-properties fo:font-variant="normal" fo:text-transform="none" fo:letter-spacing="normal" fo:font-weight="normal" fo:background-color="transparent" loext:char-shading-value="0"/>
    </style:style>
    <style:style style:name="T9" style:family="text">
      <style:text-properties fo:font-variant="normal" fo:text-transform="none" fo:letter-spacing="normal" fo:font-weight="normal" officeooo:rsid="00227e22"/>
    </style:style>
    <style:style style:name="T10" style:family="text">
      <style:text-properties fo:font-variant="normal" fo:text-transform="none" fo:letter-spacing="normal" fo:font-weight="normal" officeooo:rsid="002d0ec7"/>
    </style:style>
    <style:style style:name="T11" style:family="text">
      <style:text-properties fo:font-variant="normal" fo:text-transform="none" fo:letter-spacing="normal" fo:font-weight="normal" officeooo:rsid="000f4991"/>
    </style:style>
    <style:style style:name="T12" style:family="text">
      <style:text-properties fo:font-variant="normal" fo:text-transform="none" fo:letter-spacing="normal" fo:font-weight="normal" officeooo:rsid="002efe53"/>
    </style:style>
    <style:style style:name="T13" style:family="text">
      <style:text-properties fo:font-variant="normal" fo:text-transform="none" fo:letter-spacing="normal" fo:font-weight="normal" officeooo:rsid="00374e3f"/>
    </style:style>
    <style:style style:name="T14" style:family="text">
      <style:text-properties fo:font-variant="normal" fo:text-transform="none" fo:letter-spacing="normal" fo:font-weight="normal" officeooo:rsid="0023a08e" style:font-weight-asian="normal" style:font-weight-complex="normal"/>
    </style:style>
    <style:style style:name="T15" style:family="text">
      <style:text-properties fo:font-variant="normal" fo:text-transform="none" fo:color="#000000" loext:opacity="100%" style:font-name="Ubuntu" fo:font-size="14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16" style:family="text">
      <style:text-properties fo:font-variant="normal" fo:text-transform="none" fo:color="#000000" loext:opacity="100%" style:font-name="Ubuntu" fo:font-size="14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17"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weight-asian="normal" style:font-size-complex="14pt" style:font-weight-complex="normal"/>
    </style:style>
    <style:style style:name="T18" style:family="text">
      <style:text-properties fo:font-variant="normal" fo:text-transform="none" fo:color="#000000" loext:opacity="100%" style:font-name="Ubuntu" fo:font-size="14pt" fo:letter-spacing="normal" fo:font-style="normal" fo:font-weight="normal" officeooo:rsid="004359dd" fo:background-color="transparent" loext:char-shading-value="0" style:font-size-asian="14pt" style:font-weight-asian="normal" style:font-size-complex="14pt" style:font-weight-complex="normal"/>
    </style:style>
    <style:style style:name="T19" style:family="text">
      <style:text-properties fo:font-variant="normal" fo:text-transform="none" fo:color="#000000" loext:opacity="100%" style:font-name="Ubuntu" fo:font-size="14pt" fo:letter-spacing="normal" fo:font-style="normal" fo:font-weight="bold" officeooo:rsid="004359dd" fo:background-color="transparent" loext:char-shading-value="0" style:font-size-asian="14pt" style:font-weight-asian="bold" style:font-size-complex="14pt" style:font-weight-complex="bold"/>
    </style:style>
    <style:style style:name="T20" style:family="text">
      <style:text-properties fo:font-variant="normal" fo:text-transform="none" fo:color="#000000" loext:opacity="100%" style:font-name="Ubuntu" fo:font-size="14pt" fo:letter-spacing="normal" fo:font-style="normal" fo:font-weight="bold" officeooo:rsid="004402e9" fo:background-color="transparent" loext:char-shading-value="0" style:font-size-asian="14pt" style:font-weight-asian="bold" style:font-size-complex="14pt" style:font-weight-complex="bold"/>
    </style:style>
    <style:style style:name="T21" style:family="text">
      <style:text-properties officeooo:rsid="000f4991"/>
    </style:style>
    <style:style style:name="T22" style:family="text">
      <style:text-properties fo:font-weight="normal" style:font-weight-asian="bold" style:font-weight-complex="bold"/>
    </style:style>
    <style:style style:name="T23" style:family="text">
      <style:text-properties fo:font-weight="normal" officeooo:rsid="0023a08e" style:font-weight-asian="normal" style:font-weight-complex="normal"/>
    </style:style>
    <style:style style:name="T24" style:family="text">
      <style:text-properties loext:padding="0cm" loext:border="none"/>
    </style:style>
    <style:style style:name="T25" style:family="text">
      <style:text-properties officeooo:rsid="001761c0"/>
    </style:style>
    <style:style style:name="T26" style:family="text">
      <style:text-properties officeooo:rsid="00188e61"/>
    </style:style>
    <style:style style:name="T27" style:family="text">
      <style:text-properties fo:font-weight="bold" style:font-weight-asian="bold" style:font-weight-complex="bold"/>
    </style:style>
    <style:style style:name="T28" style:family="text">
      <style:text-properties fo:font-weight="bold" officeooo:rsid="00188e61" style:font-weight-asian="bold" style:font-weight-complex="bold"/>
    </style:style>
    <style:style style:name="T29" style:family="text">
      <style:text-properties fo:font-weight="bold" officeooo:rsid="000f4991" style:font-weight-asian="bold" style:font-weight-complex="bold"/>
    </style:style>
    <style:style style:name="T30" style:family="text">
      <style:text-properties fo:font-weight="bold" officeooo:rsid="002325e6" style:font-weight-asian="bold" style:font-weight-complex="bold"/>
    </style:style>
    <style:style style:name="T31" style:family="text">
      <style:text-properties fo:font-weight="bold" officeooo:rsid="0023a08e"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font-weight-asian="bold" style:font-weight-complex="bold"/>
    </style:style>
    <style:style style:name="T34" style:family="text">
      <style:text-properties officeooo:rsid="001a7113"/>
    </style:style>
    <style:style style:name="T35" style:family="text">
      <style:text-properties fo:background-color="transparent" loext:char-shading-value="0"/>
    </style:style>
    <style:style style:name="T36" style:family="text">
      <style:text-properties fo:background-color="transparent" loext:char-shading-value="0" style:font-weight-asian="normal" style:font-weight-complex="normal"/>
    </style:style>
    <style:style style:name="T37" style:family="text">
      <style:text-properties officeooo:rsid="00227e22"/>
    </style:style>
    <style:style style:name="T38" style:family="text">
      <style:text-properties officeooo:rsid="002325e6"/>
    </style:style>
    <style:style style:name="T39" style:family="text">
      <style:text-properties officeooo:rsid="00392c71"/>
    </style:style>
    <style:style style:name="T40" style:family="text">
      <style:text-properties officeooo:rsid="0045788a"/>
    </style:style>
    <style:style style:name="T41" style:family="text">
      <style:text-properties officeooo:rsid="004702fa"/>
    </style:style>
    <style:style style:name="T42" style:family="text">
      <style:text-properties officeooo:rsid="004cbc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Erros 02</text:h>
      <text:p text:style-name="P4">Os erros na programação referem-se a situações que não permitem que um programa funcione normalmente. Pode acontecer quando um programa não sabe como lidar com o trabalho em questão.</text:p>
      <text:p text:style-name="P1"/>
      <text:p text:style-name="P1">Estas situações empurram o programa para lançar erros ao usuário, afirmando que ele não sabe como proceder. O programa coleta o máximo de informações possíveis sobre o erro e então relata que não pode avançar.</text:p>
      <text:p text:style-name="P8"/>
      <text:p text:style-name="P8">Os programadores tentam prever e cobrir estes cenarios para que o usuario não descubra uma mensagem de erro técnico <text:span text:style-name="T25">e ao invés disso mostram uma mensagem mais compreensivel.</text:span></text:p>
      <text:p text:style-name="P3"/>
      <text:p text:style-name="P32">Os erros no JavaScript são objetos mostrados sempre que ocorre um erro de programação. Estes objetos contêm amplas informações sobre o tipo do erro, a declaração que causou o erro <text:span text:style-name="T40">e</text:span> o traço da pilha quando o erro ocorreu. O JavaScript também permite que os programadores criem erros personalizados para fornecer informações extras ao depurar problemas.</text:p>
      <text:p text:style-name="P32"/>
      <text:h text:style-name="P10" text:outline-level="2">Propriedades de um erro</text:h>
      <text:p text:style-name="P39">Os erros no JavaScript carregam certas propriedades padrão e personalizadas que ajudam a entender a causa e os efeitos do erro. Por padrão, os erros no JavaScript contêm três propriedades:</text:p>
      <text:p text:style-name="P34"><text:span text:style-name="T28">message -</text:span><text:span text:style-name="T26"> Um valor de string que carrega a mensagem de erro</text:span></text:p>
      <text:p text:style-name="P49"><text:span text:style-name="T33">name - <text:s/></text:span><text:span text:style-name="T22">O tipo de erro que ocorreu</text:span></text:p>
      <text:p text:style-name="P40"><text:span text:style-name="T27">stack -</text:span> O rastreamento da pilha do código executado quando o erro ocorreu</text:p>
      <text:p text:style-name="P60"/>
      <text:p text:style-name="P60"><text:soft-page-break/><text:span text:style-name="T34">E</text:span>rros também podem conter propriedades como <text:span text:style-name="T24">columnNumber, lineNumber, fileName, </text:span>etc., para descrever melhor o erro. Entretanto, essas propriedades não são padrão e podem ou não estar presentes em todos os objetos de erro gerados a partir do JavaScript.</text:p>
      <text:p text:style-name="P7"/>
      <text:h text:style-name="P10" text:outline-level="2">Rastreamento de pilha (stacktrace)</text:h>
      <text:p text:style-name="P2">Um rastreamento de pilha é a lista de chamadas de método em que um programa estava quando um evento como uma exceção ou um aviso ocorre.</text:p>
      <text:p text:style-name="P7"/>
      <text:p text:style-name="P13">ele começa imprimindo o nome e a mensagem de erro, seguido por uma lista de métodos que estavam sendo chamados. Cada chamada de método declara a localização do seu código fonte e a linha na qual ele foi invocado. Você pode usar estes dados para navegar através de sua base de código e identificar qual parte do código está causando o erro.</text:p>
      <text:p text:style-name="P13"/>
      <text:p text:style-name="P33">Esta lista de métodos é organizada de forma empilhada. Ela mostra onde a sua exceção foi lançada pela primeira vez e como ela se propagou através das chamadas do método empilhado. A implementação de um catch para a exceção não deixará que ela se propague através da pilha e trave seu programa. No entanto, você pode querer deixar erros fatais sem causar danos para travar o programa em alguns cenários intencionalmente.</text:p>
      <text:p text:style-name="P33"/>
      <text:h text:style-name="P10" text:outline-level="2">Erros vs Exceções</text:h>
      <text:p text:style-name="P5">Erros e exceções não são a mesma coisa, uma pequena mas fundamental diferença entre o<text:span text:style-name="T41">s</text:span> dois é que: uma exceção é um objeto de erro que foi lançado</text:p>
      <text:p text:style-name="P2"/>
      <text:p text:style-name="P9"/>
      <text:h text:style-name="P10" text:outline-level="2"><text:soft-page-break/>Criando tipos de erros personalizados</text:h>
      <text:p text:style-name="P51"><text:span text:style-name="T6">Enquanto o JavaScript oferece uma lista adequada de classes de tipo de erro para cobrir a maioria dos cenários, você sempre pode criar um novo tipo de erro se a lista não satisfizer suas exigências. A base desta flexibilidade está no fato de que o JavaScript permite que você lance qualquer coisa literalmente com o coman</text:span><text:span text:style-name="T7">do throw</text:span></text:p>
      <text:p text:style-name="P25"/>
      <text:p text:style-name="P26"><text:span text:style-name="T6">Entretanto, lançar um tipo de dado primitivo não fornece detalhes sobre o erro, tais como seu tipo, nome ou o rastreamento de pilha que o acompanha. Para corrigir isso e padronizar o processo de gerenciamento de erros, a classe </text:span><text:span text:style-name="T7">Error </text:span><text:span text:style-name="T6">foi fornecida. Também é desencorajado o uso de tipos de dados primitivos enquanto se lançam exceções. </text:span></text:p>
      <text:p text:style-name="P14">____________________________</text:p>
      <text:p text:style-name="P26"><text:span text:style-name="T6">Você pode estender a classe </text:span><text:span text:style-name="T7">Error </text:span><text:span text:style-name="T6">para criar sua classe de erro personalizada:</text:span></text:p>
      <text:p text:style-name="P21">class ValidationError extends Error { </text:p>
      <text:p text:style-name="P29"><text:span text:style-name="T8"><text:s text:c="5"/></text:span><text:span text:style-name="T6">constructor(message) { </text:span></text:p>
      <text:p text:style-name="P29"><text:span text:style-name="T8"><text:s text:c="10"/></text:span><text:span text:style-name="T6">super(message) </text:span></text:p>
      <text:p text:style-name="P29"><text:span text:style-name="T8"><text:s text:c="10"/></text:span><text:span text:style-name="T6">this.name = “ValidationError” </text:span></text:p>
      <text:p text:style-name="P29"><text:span text:style-name="T8"><text:s text:c="5"/></text:span><text:span text:style-name="T6">} </text:span></text:p>
      <text:p text:style-name="P21">} </text:p>
      <text:p text:style-name="P15"/>
      <text:p text:style-name="P15"><text:span text:style-name="T37">P</text:span>ode usá-lo da seguinte maneira:</text:p>
      <text:p text:style-name="P30">throw <text:span text:style-name="T42">new </text:span>ValidationError(“Property not found: name”) </text:p>
      <text:p text:style-name="P25"/>
      <text:p text:style-name="P52"><text:soft-page-break/><text:span text:style-name="T9">P</text:span><text:span text:style-name="T6">ode então identificá-lo usando a palavra-chave </text:span><text:span text:style-name="T9">instanceof:</text:span></text:p>
      <text:p text:style-name="P59">try { </text:p>
      <text:p text:style-name="P59"><text:span text:style-name="T35"><text:s text:c="5"/></text:span>validateForm( <text:s/>) </text:p>
      <text:p text:style-name="P59">} catch (e) { </text:p>
      <text:p text:style-name="P59"><text:span text:style-name="T35"><text:s text:c="5"/></text:span>if(e instanceof ValidationError) { <text:s/>} </text:p>
      <text:p text:style-name="P59"><text:span text:style-name="T35"><text:s text:c="5"/></text:span>else { <text:s/>} </text:p>
      <text:p text:style-name="P59">} </text:p>
      <text:p text:style-name="P16">____________________________</text:p>
      <text:h text:style-name="P10" text:outline-level="2">Identificar e prevenir erros no javascript</text:h>
      <text:p text:style-name="P6"><text:span text:style-name="T1">É vital entender como detectar e prevenir qualquer tipo de erro </text:span><text:span text:style-name="T38">no </text:span><text:span text:style-name="T1">JavaScript.</text:span></text:p>
      <text:p text:style-name="P48"><text:span text:style-name="T1">A maneira mais fundamental de lidar com erros que foram lançados manualmente ou pelo tempo de execução é pegá-los. </text:span><text:span text:style-name="T38">O</text:span><text:span text:style-name="T1"> JavaScript oferece um conjunto de palavras-chave para lidar com os erros:</text:span></text:p>
      <text:p text:style-name="P20"/>
      <text:p text:style-name="P22"><text:span text:style-name="T5">throw -</text:span><text:span text:style-name="T2"> <text:s/>Usada para lançar erros para criar exceções no tempo de execução do JavaScript manualmente: </text:span><text:span text:style-name="T3">Você pode </text:span><text:span text:style-name="T2">lançar </text:span><text:span text:style-name="T3">qualquer coisa, incluindo números, strings, e objeto</text:span><text:span text:style-name="T2">s Error (entretanto, não é aconselhável lançar tipos de dados primitivos, como strings e números, já que eles não carregam informações de depuração sobre os erros)</text:span></text:p>
      <text:p text:style-name="P23"><text:span text:style-name="T29">t</text:span><text:span text:style-name="T30">ry -</text:span><text:span text:style-name="T38"> </text:span><text:span text:style-name="T2">A palavra-chave try é usada para indicar que um bloco de código pode lançar uma exceção</text:span></text:p>
      <text:p text:style-name="P24"><text:span text:style-name="T27">catch -</text:span> <text:span text:style-name="T1">A palavra-chave catch é usada para criar um bloco catch. Este bloco de código é responsável por lidar com os erros que o bloco try captura</text:span></text:p>
      <text:p text:style-name="P28"><text:span text:style-name="T29">f</text:span><text:span text:style-name="T31">inally -</text:span><text:span text:style-name="T23"> </text:span><text:span text:style-name="T14">A palavra-chave finally é usada para definir um bloco de código que é executado após um erro ter sido tratado. Este bloco é executado após o try e catch. Além disso, será executado independentemente do resultado dos outros dois blocos</text:span></text:p>
      <text:h text:style-name="P10" text:outline-level="2"><text:soft-page-break/><text:span text:style-name="T21">G</text:span>erenciando erros de maneira global</text:h>
      <text:p text:style-name="P53"><text:span text:style-name="T6">O método </text:span><text:span text:style-name="T10">onerror </text:span><text:span text:style-name="T6">está disponível para todos os elementos HTML para lidar com quaisquer erros que possam ocorrer com eles.</text:span><text:span text:style-name="T11"> No entanto, você pode usar este recurso para criar um mecanismo global de gerenciamento de erros para o seu aplicativo.<text:tab/></text:span></text:p>
      <text:p text:style-name="P27"/>
      <text:p text:style-name="P53"><text:span text:style-name="T11">Com este manipulador de eventos, você pode se livrar dos múltiplos blocos </text:span><text:span text:style-name="T12">try catch </text:span><text:span text:style-name="T11">espalhados em seu código e centralizar o gerenciamento de erros do seu aplicativo de forma similar ao gerenciamento de eventos. </text:span></text:p>
      <text:p text:style-name="P12"/>
      <text:h text:style-name="P10" text:outline-level="2">throw/catch vs onerror() vs Callbacks vs Promises: Qual é a melhor</text:h>
      <text:p text:style-name="P17">Com quatro métodos à sua disposição, você deve saber como escolher o mais apropriado em qualquer caso de uso:</text:p>
      <text:p text:style-name="P18"/>
      <text:p text:style-name="P19"><text:span text:style-name="T27">throw/catch -</text:span> Você estará usando este método a maior parte do tempo. Certifique-se de implementar condições para todos os possíveis erros dentro do seu bloco catch e lembre-se de incluir um bloco final se você precisar executar algumas rotinas de limpeza de memória após o bloco try.</text:p>
      <text:p text:style-name="P19">No entanto, muitos blocos de throw/catch podem tornar seu código difícil de ser mantido. Se você se encontrar em tal situação, você pode querer lidar com erros através do manipulador global ou do método de promessa.</text:p>
      <text:p text:style-name="P41">Ao decidir entre try/catch blocks assíncronos e promise catch(), é aconselhável optar por try/catch blocks assíncronos porque eles tornarão seu código simples e fácil de depurar.</text:p>
      <text:p text:style-name="P41"/>
      <text:p text:style-name="P41"/>
      <text:p text:style-name="P42"><text:soft-page-break/><text:span text:style-name="T27">onerror( <text:s/>) -</text:span> É melhor usar o método onerror() quando você sabe que seu aplicativo tem que lidar com muitos erros, e eles podem estar bem espalhados por toda a base de código. O método onerror() permite que você trate os erros como se eles fossem apenas mais um evento tratado pelo seu aplicativo. Você pode definir vários manipuladores de erros e anexá-los à janela do seu aplicativo na renderização inicial.</text:p>
      <text:p text:style-name="P42">No entanto, você também deve lembrar que o método onerror() pode ser desnecessariamente desafiador para se estabelecer em projetos menores com um escopo de erro menor. Se você tem certeza de que seu aplicativo não vai arremessar muitos erros, o método tradicional de throw/catch funcionará melhor para você.</text:p>
      <text:p text:style-name="P41"/>
      <text:p text:style-name="P42"><text:span text:style-name="T27">Callbacks e Promises -</text:span> O gerenciamento de erros nos callbacks e promises difere devido ao seu design e estrutura de código. Entretanto, se você escolher entre estes dois antes de ter escrito seu código, seria melhor optar por promises.</text:p>
      <text:p text:style-name="P42">Isto porque os promises têm uma construção embutida para encadear um catch() e um bloco finally() para lidar facilmente com os erros. Este método é mais fácil e limpo do que definir argumentos adicionais/reusar argumentos existentes para lidar com os erros.</text:p>
      <text:p text:style-name="P41"/>
      <text:h text:style-name="P10" text:outline-level="2">Gerenciamentos de erros no javascript</text:h>
      <text:p text:style-name="P54"><text:span text:style-name="T4">Erros personalizados ao lidar com exceções operacionais -</text:span><text:span text:style-name="T6"> É aconselhável usar os erros personalizados sempre que possível ao invés da classe genéric</text:span><text:span text:style-name="T13">a Error</text:span><text:span text:style-name="T6">, pois ela fornece mais informações contextuais ao ambiente de chamada sobre o erro.</text:span></text:p>
      <text:p text:style-name="P35">Além disso, os erros personalizados permitem que você modere a forma como um erro é exibido no ambiente de chamada. Isto significa que você <text:soft-page-break/>pode escolher ocultar detalhes específicos ou exibir informações adicionais sobre o erro como e quando você desejar.</text:p>
      <text:p text:style-name="P43">Você pode ir ao ponto de formatar o conteúdo de erro de acordo com suas necessidades. Isto lhe dá melhor controle sobre como o erro é interpretado e tratado.</text:p>
      <text:p text:style-name="P50"/>
      <text:p text:style-name="P55"><text:span text:style-name="T4">Não aceite nenhuma exceção -</text:span><text:span text:style-name="T6"> Mesmo os desenvolvedores mais experientes geralmente cometem um erro de novato – consumindo níveis de exceção no fundo do seu código.</text:span></text:p>
      <text:p text:style-name="P36">Você pode se deparar com situações em que você tem um parte de código que é opcional para rodar. Se ele funcionar, ótimo; se não funcionar, você não precisa fazer nada a respeito.</text:p>
      <text:p text:style-name="P36">Nesses casos, é frequentemente tentador colocar esse código em um bloco try e anexar um bloco catch vazio a ele. No entanto, ao fazer isso, você deixará esse pedaço de código aberto para causar <text:span text:style-name="T39">qualquer </text:span>tipo de erro e se safar com ele. Isto pode se tornar perigoso se você tiver uma grande base de código e muitos exemplos de construções de gerenciamento de erros tão ruins.</text:p>
      <text:p text:style-name="P36">A melhor maneira de lidar com exceções é determinar um nível no qual todas elas serão tratadas e elevá-las até lá. Este nível pode ser um controlador (em um aplicativo de arquitetura MVC) ou um middleware (em um aplicativo tradicional orientado ao servidor).</text:p>
      <text:p text:style-name="P44">Desta forma, você vai saber onde você pode encontrar todos os erros que ocorrem em seu aplicativo e escolher como resolvê-los, mesmo que isso signifique não fazer nada a respeito deles.</text:p>
      <text:p text:style-name="P50"/>
      <text:p text:style-name="P56"><text:span text:style-name="T4">Estrategia centralizada para registros e alertas de erro -</text:span><text:span text:style-name="T6"> O registro de um erro é frequentemente uma parte integrante do seu gerenciamento. Aqueles que não desenvolvem uma estratégia centralizada para o registro de erros podem perder informações valiosas sobre o uso do seu aplicativo.</text:span></text:p>
      <text:p text:style-name="P37"><text:soft-page-break/>Os registros de eventos de um aplicativo podem ajudar você a descobrir dados cruciais sobre erros e ajudar a depurá-los rapidamente. Se você tiver mecanismos de alerta apropriados configurados em seu aplicativo, você pode saber quando um erro ocorre em seu aplicativo antes que ele chegue a uma grande seção de sua base de usuários.</text:p>
      <text:p text:style-name="P45">É aconselhável usar um registrador pré-construído ou criar um para atender às suas necessidades. Você pode configurar este registrador para lidar com erros com base em seus níveis (aviso, depuração, informação, etc.), e alguns registradores chegam ao ponto de enviar os registros para servidores de registro remoto imediatamente. Desta forma, você pode observar como a lógica do seu aplicativo se comporta com usuários ativos.</text:p>
      <text:p text:style-name="P38"/>
      <text:p text:style-name="P57"><text:span text:style-name="T4">Notifique os usuarios sobre erros de forma apropriada -</text:span><text:span text:style-name="T6"> Outro bom ponto a ter em mente ao definir sua estratégia de gerenciamento de erros é manter o usuário em mente.</text:span></text:p>
      <text:p text:style-name="P37">Todos os erros que interferem no funcionamento normal do seu aplicativo devem apresentar um alerta visível ao usuário para notificá-lo de que algo deu errado para que o usuário possa tentar encontrar uma solução. Se você conhece uma correção rápida para o erro, como tentar novamente uma operação ou sair e voltar a entrar, certifique-se de mencioná-lo no alerta para ajudar a corrigir a experiência do usuário em tempo real.</text:p>
      <text:p text:style-name="P46">No caso de erros que não causam nenhuma interferência na experiência diária do usuário, você pode considerar suprimir o alerta e registrar o erro em um servidor remoto para resolução posterior.</text:p>
      <text:p text:style-name="P46"/>
      <text:h text:style-name="P11" text:outline-level="2">Contexto</text:h>
      <text:p text:style-name="P31"><text:span text:style-name="Strong_20_Emphasis"><text:span text:style-name="T15">A</text:span></text:span><text:span text:style-name="Strong_20_Emphasis"><text:span text:style-name="T16"> parte mais importante em um erro é o seu contexto, </text:span></text:span><text:span text:style-name="Strong_20_Emphasis"><text:span text:style-name="T15">é</text:span></text:span><text:span text:style-name="T17"> extremamente difícil de debugar algum tipo de erro quando não se tem contexto do que </text:span><text:soft-page-break/><text:span text:style-name="T17">está acontecendo. </text:span><text:span text:style-name="T18">O</text:span><text:span text:style-name="T17">s erros estão intimamente ligados com algum tipo de contexto próprio que facilita a sua resolução em 90%</text:span></text:p>
      <text:p text:style-name="P31"><text:span text:style-name="T19">Obs-</text:span><text:span text:style-name="T20">1</text:span><text:span text:style-name="T19">:</text:span><text:span text:style-name="T18"> </text:span><text:span text:style-name="T17">Idealmente, as mensagens de erros devem ser strings fixas, não devendo conter nenhum tipo de informação dinâmica</text:span></text:p>
      <text:p text:style-name="P47"><text:span text:style-name="T32">Obs-2:</text:span><text:span text:style-name="T36"> O tratamento de um erro pode ser uma mensagem na tela para o usuário ou salvar esse erro em um arquivo de logs para que seja analisado. Existem outras formas, mas essas são as principais</text:span></text:p>
      <text:p text:style-name="P46"/>
      <text:h text:style-name="P10" text:outline-level="2">Resumo</text:h>
      <text:p text:style-name="P37">Como qualquer outra linguagem de programação, os erros são bastante frequentes e naturais no JavaScript. Em alguns casos, você pode até mesmo precisar lançar os erros intencionalmente para indicar a resposta correta aos seus usuários. Portanto, compreender sua anatomia e tipos é muito crucial.</text:p>
      <text:p text:style-name="P37">Além disso, você precisa estar equipado com as ferramentas e técnicas corretas para identificar e prevenir erros que possam derrubar seu aplicativo.</text:p>
      <text:p text:style-name="P37">Na maioria dos casos, uma estratégia sólida para lidar com erros com execução cuidadosa é suficiente para todos os tipos de aplicativos JavaScript.</text:p>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07:54:43.692088475</meta:creation-date>
    <dc:date>2023-04-05T09:52:18.193211319</dc:date>
    <meta:editing-duration>PT11H44M46S</meta:editing-duration>
    <meta:editing-cycles>35</meta:editing-cycles>
    <meta:generator>LibreOffice/7.0.4.2$Linux_X86_64 LibreOffice_project/00$Build-2</meta:generator>
    <meta:document-statistic meta:table-count="0" meta:image-count="0" meta:object-count="0" meta:page-count="9" meta:paragraph-count="80" meta:word-count="2032" meta:character-count="12395" meta:non-whitespace-character-count="10375"/>
  </office:meta>
</office:document-meta>
</file>